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6" style:family="paragraph" style:parent-style-name="Standard">
      <style:text-properties style:font-name="Rosario" officeooo:rsid="000d5d2f" officeooo:paragraph-rsid="000d5d2f"/>
    </style:style>
    <style:style style:name="P7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8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13" style:family="paragraph" style:parent-style-name="Standard">
      <style:text-properties style:font-name="Rosario" fo:font-size="16pt" officeooo:paragraph-rsid="001c26a0"/>
    </style:style>
    <style:style style:name="P14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15" style:family="paragraph" style:parent-style-name="Standard">
      <style:text-properties style:font-name="Rosario" fo:font-size="16pt" officeooo:paragraph-rsid="001e4566"/>
    </style:style>
    <style:style style:name="P16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18" style:family="paragraph" style:parent-style-name="Standard">
      <style:text-properties style:font-name="Rosario" officeooo:rsid="000d5d2f" officeooo:paragraph-rsid="001e4566"/>
    </style:style>
    <style:style style:name="P19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22" style:family="paragraph" style:parent-style-name="Standard">
      <style:text-properties officeooo:paragraph-rsid="0024ed32"/>
    </style:style>
    <style:style style:name="P23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24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26" style:family="paragraph" style:parent-style-name="Standard">
      <style:text-properties style:font-name="Rosario" fo:font-size="16pt" officeooo:paragraph-rsid="00272098"/>
    </style:style>
    <style:style style:name="P27" style:family="paragraph" style:parent-style-name="Standard">
      <style:text-properties style:font-name="Rosario" fo:font-size="16pt" officeooo:paragraph-rsid="003c96d3"/>
    </style:style>
    <style:style style:name="P28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9" style:family="paragraph" style:parent-style-name="Standard">
      <style:text-properties style:font-name="Rosario" fo:font-size="16pt" style:text-underline-style="none" officeooo:paragraph-rsid="00272098"/>
    </style:style>
    <style:style style:name="P30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1" style:family="paragraph" style:parent-style-name="Standard">
      <style:text-properties style:font-name="Rosario" officeooo:rsid="000d5d2f" officeooo:paragraph-rsid="002dd88d"/>
    </style:style>
    <style:style style:name="P32" style:family="paragraph" style:parent-style-name="Standard">
      <style:text-properties style:font-name="Rosario" fo:font-size="16pt" officeooo:paragraph-rsid="002dd88d"/>
    </style:style>
    <style:style style:name="P33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36" style:family="paragraph" style:parent-style-name="Standard">
      <style:text-properties officeooo:paragraph-rsid="0033e64f"/>
    </style:style>
    <style:style style:name="P37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38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50c5"/>
    </style:style>
    <style:style style:name="T3" style:family="text">
      <style:text-properties style:text-underline-style="none" officeooo:rsid="0018087a"/>
    </style:style>
    <style:style style:name="T4" style:family="text">
      <style:text-properties officeooo:rsid="001650c5"/>
    </style:style>
    <style:style style:name="T5" style:family="text">
      <style:text-properties officeooo:rsid="00199499"/>
    </style:style>
    <style:style style:name="T6" style:family="text">
      <style:text-properties officeooo:rsid="000e4ced"/>
    </style:style>
    <style:style style:name="T7" style:family="text">
      <style:text-properties officeooo:rsid="00148c69"/>
    </style:style>
    <style:style style:name="T8" style:family="text">
      <style:text-properties officeooo:rsid="0045c958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8087a"/>
    </style:style>
    <style:style style:name="T11" style:family="text">
      <style:text-properties style:text-underline-style="none" officeooo:rsid="00199499" style:font-size-asian="16pt" style:font-size-complex="16pt"/>
    </style:style>
    <style:style style:name="T12" style:family="text">
      <style:text-properties style:text-underline-style="none" officeooo:rsid="000e5d2e" style:font-size-asian="16pt" style:font-size-complex="16pt"/>
    </style:style>
    <style:style style:name="T13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14" style:family="text">
      <style:text-properties style:text-underline-style="none" officeooo:rsid="0045c958" style:font-size-asian="16pt" style:font-size-complex="16pt"/>
    </style:style>
    <style:style style:name="T15" style:family="text">
      <style:text-properties style:text-underline-style="none" officeooo:rsid="0046ce3b" style:font-size-asian="16pt" style:font-size-complex="16pt"/>
    </style:style>
    <style:style style:name="T16" style:family="text">
      <style:text-properties style:text-underline-style="none" officeooo:rsid="00471d96" style:font-size-asian="16pt" style:font-size-complex="16pt"/>
    </style:style>
    <style:style style:name="T17" style:family="text">
      <style:text-properties style:text-underline-style="none" officeooo:rsid="0010c575" style:font-size-asian="16pt" style:font-size-complex="16pt"/>
    </style:style>
    <style:style style:name="T18" style:family="text">
      <style:text-properties style:text-underline-style="none" officeooo:rsid="001d5c1b" style:font-size-asian="16pt" style:font-size-complex="16pt"/>
    </style:style>
    <style:style style:name="T19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20" style:family="text">
      <style:text-properties officeooo:rsid="001e4566"/>
    </style:style>
    <style:style style:name="T21" style:family="text">
      <style:text-properties officeooo:rsid="002bc622"/>
    </style:style>
    <style:style style:name="T22" style:family="text">
      <style:text-properties officeooo:rsid="001650c5" style:font-size-asian="16pt" style:font-size-complex="16pt"/>
    </style:style>
    <style:style style:name="T23" style:family="text">
      <style:text-properties officeooo:rsid="000d5d2f" style:font-size-asian="16pt" style:font-size-complex="16pt"/>
    </style:style>
    <style:style style:name="T24" style:family="text">
      <style:text-properties officeooo:rsid="00410b5d" style:font-size-asian="16pt" style:font-size-complex="16pt"/>
    </style:style>
    <style:style style:name="T25" style:family="text">
      <style:text-properties officeooo:rsid="001ebb4a"/>
    </style:style>
    <style:style style:name="T26" style:family="text">
      <style:text-properties officeooo:rsid="001f0597"/>
    </style:style>
    <style:style style:name="T27" style:family="text">
      <style:text-properties style:font-name="Rosario" fo:font-size="16pt" officeooo:rsid="000d5d2f" style:font-size-asian="16pt" style:font-size-complex="16pt"/>
    </style:style>
    <style:style style:name="T28" style:family="text">
      <style:text-properties style:font-name="Rosario" fo:font-size="16pt" officeooo:rsid="001650c5" style:font-size-asian="16pt" style:font-size-complex="16pt"/>
    </style:style>
    <style:style style:name="T29" style:family="text">
      <style:text-properties style:font-name="Rosario" fo:font-size="16pt" officeooo:rsid="0018087a" style:font-size-asian="16pt" style:font-size-complex="16pt"/>
    </style:style>
    <style:style style:name="T30" style:family="text">
      <style:text-properties style:font-name="Rosario" fo:font-size="16pt" officeooo:rsid="0024ed32" style:font-size-asian="16pt" style:font-size-complex="16pt"/>
    </style:style>
    <style:style style:name="T31" style:family="text">
      <style:text-properties style:font-name="Rosario" fo:font-size="16pt" officeooo:rsid="003c96d3" style:font-size-asian="16pt" style:font-size-complex="16pt"/>
    </style:style>
    <style:style style:name="T32" style:family="text">
      <style:text-properties officeooo:rsid="00215066"/>
    </style:style>
    <style:style style:name="T33" style:family="text">
      <style:text-properties officeooo:rsid="00560048"/>
    </style:style>
    <style:style style:name="T34" style:family="text">
      <style:text-properties officeooo:rsid="0057bedf"/>
    </style:style>
    <style:style style:name="T35" style:family="text">
      <style:text-properties officeooo:rsid="002327b1"/>
    </style:style>
    <style:style style:name="T36" style:family="text">
      <style:text-properties style:text-underline-style="none" officeooo:rsid="0055fe58" style:font-size-asian="16pt" style:font-size-complex="16pt"/>
    </style:style>
    <style:style style:name="T37" style:family="text">
      <style:text-properties officeooo:rsid="000e5d2e" style:font-size-asian="16pt" style:font-size-complex="16pt"/>
    </style:style>
    <style:style style:name="T38" style:family="text">
      <style:text-properties officeooo:rsid="002ed877"/>
    </style:style>
    <style:style style:name="T39" style:family="text">
      <style:text-properties officeooo:rsid="002dd88d" style:font-size-asian="16pt" style:font-size-complex="16pt"/>
    </style:style>
    <style:style style:name="T40" style:family="text">
      <style:text-properties officeooo:rsid="000e4ced" style:font-size-asian="16pt" style:font-size-complex="16pt"/>
    </style:style>
    <style:style style:name="T41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42" style:family="text">
      <style:text-properties officeooo:rsid="0053d662"/>
    </style:style>
    <style:style style:name="T43" style:family="text">
      <style:text-properties officeooo:rsid="00309943"/>
    </style:style>
    <style:style style:name="T44" style:family="text">
      <style:text-properties style:font-name="Rosario" fo:font-size="16pt" officeooo:rsid="0033e64f" style:font-size-asian="16pt" style:font-size-complex="16pt"/>
    </style:style>
    <style:style style:name="T45" style:family="text">
      <style:text-properties officeooo:rsid="0033987e"/>
    </style:style>
    <style:style style:name="T46" style:family="text">
      <style:text-properties officeooo:rsid="005793f2"/>
    </style:style>
    <style:style style:name="T47" style:family="text">
      <style:text-properties officeooo:rsid="0031aae0"/>
    </style:style>
    <style:style style:name="T48" style:family="text">
      <style:text-properties officeooo:rsid="0032a564"/>
    </style:style>
    <style:style style:name="T49" style:family="text">
      <style:text-properties style:text-underline-style="none" officeooo:rsid="0059bc97" style:font-size-asian="16pt" style:font-size-complex="16pt"/>
    </style:style>
    <style:style style:name="T50" style:family="text">
      <style:text-properties style:text-underline-style="none" officeooo:rsid="00443102" style:font-size-asian="16pt" style:font-size-complex="16pt"/>
    </style:style>
    <style:style style:name="T51" style:family="text">
      <style:text-properties style:font-name="Rosario" fo:font-size="16pt" style:text-underline-style="none" officeooo:rsid="00199499" style:font-size-asian="16pt" style:font-size-complex="16pt"/>
    </style:style>
    <style:style style:name="T52" style:family="text">
      <style:text-properties style:font-name="Rosario" fo:font-size="16pt" style:text-underline-style="none" officeooo:rsid="000e5d2e" style:font-size-asian="16pt" style:font-size-complex="16pt"/>
    </style:style>
    <style:style style:name="T53" style:family="text">
      <style:text-properties style:font-name="Rosario" fo:font-size="16pt" style:text-underline-style="none" officeooo:rsid="003711d1" style:font-size-asian="16pt" style:font-size-complex="16pt"/>
    </style:style>
    <style:style style:name="T54" style:family="text">
      <style:text-properties style:font-name="Rosario" fo:font-size="16pt" style:text-underline-style="none" officeooo:rsid="00272098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a Tiempo Ordinario</text:p>
      <text:p text:style-name="P2"/>
      <text:p text:style-name="P3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3">SEÑOR TEN PIEDAD: Kyrie eleison (Misa Es grande el amor del Señor)</text:p>
      <text:p text:style-name="P3"><text:a xlink:type="simple" xlink:href="https://www.youtube.com/watch?v=A05UQvgKbqg" text:style-name="Internet_20_link" text:visited-style-name="Visited_20_Internet_20_Link">https://www.youtube.com/watch?v=A05UQvgKbqg</text:a></text:p>
      <text:p text:style-name="P3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3"><text:span text:style-name="T1">SALMO </text:span><text:span text:style-name="T2">RESPONSORI</text:span><text:span text:style-name="T3">AL</text:span>: Melodía “<text:span text:style-name="T4">Aquí estoy Señor”</text:span></text:p>
      <text:p text:style-name="P3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3"><text:a xlink:type="simple" xlink:href="https://www.youtube.com/watch?v=tyy1a-jGURQ" text:style-name="Internet_20_link" text:visited-style-name="Visited_20_Internet_20_Link">https://www.youtube.com/watch?v=tyy1a-jGURQ</text:a></text:p>
      <text:p text:style-name="P3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4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5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3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3"><text:span text:style-name="T5">SALIDA</text:span>: Toda hermosa eres María (Alejandro Vega Matu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Misa Cristo Rey del Universo</text:p>
      <text:p text:style-name="P6"/>
      <text:p text:style-name="P7"><text:span text:style-name="T4">ENTRADA</text:span>: Cantate Domino <text:span text:style-name="T6">(</text:span><text:span text:style-name="T7">George Frederich </text:span><text:span text:style-name="T6">Hëndel) </text:span><text:span text:style-name="T8">(Solista: Linda y Favian)</text:span></text:p>
      <text:p text:style-name="P8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9">ArautosdoEvangelho</text:span></text:a></text:p>
      <text:p text:style-name="P9">SEÑOR TEN PIEDAD: Kyrie eleison (Misa Es grande el amor del Señor)</text:p>
      <text:p text:style-name="P9"><text:a xlink:type="simple" xlink:href="https://www.youtube.com/watch?v=A05UQvgKbqg" text:style-name="Internet_20_link" text:visited-style-name="Visited_20_Internet_20_Link">https://www.youtube.com/watch?v=A05UQvgKbqg</text:a></text:p>
      <text:p text:style-name="P9">GLORIA: Gloria (Misa Es grande el amor del Señor) <text:span text:style-name="T8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4">RESPONSORI</text:span><text:span text:style-name="T10">AL</text:span>: El Señor reina (Misa Cristo Rey) <text:span text:style-name="T8">(Solista: Linda)</text:span></text:p>
      <text:p text:style-name="P8"><text:span text:style-name="T5">ALELUYA</text:span>: Aleluya (Misa Cristo Rey) <text:span text:style-name="T8">(Solista: Contraltos)</text:span></text:p>
      <text:p text:style-name="P11"><text:span text:style-name="T5">OFERTORIO</text:span>: Sagrario del altar (Misa Cristo Rey) <text:span text:style-name="T8">(Solista: Sopranos)</text:span></text:p>
      <text:p text:style-name="P12">SANTO: Santo (Misa Es grande el amor del Señor) <text:span text:style-name="T8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12">CORDERO <text:span text:style-name="T5">DE DIOS</text:span>: Cordero de Dios (Misa Es grande el amor del Señor)</text:p>
      <text:p text:style-name="P12"><text:a xlink:type="simple" xlink:href="https://www.youtube.com/watch?v=Zc_hndf_e_U" text:style-name="Internet_20_link" text:visited-style-name="Visited_20_Internet_20_Link">https://www.youtube.com/watch?v=Zc_hndf_e_U</text:a></text:p>
      <text:p text:style-name="P13"><text:span text:style-name="T11">COMUNIÓN</text:span><text:span text:style-name="T12">: Oh buen Jesús (</text:span><text:span text:style-name="T13">Hno. León de H.E.C.</text:span><text:span text:style-name="T12">) </text:span><text:span text:style-name="T14">(Sol</text:span><text:span text:style-name="T15">ista:</text:span><text:span text:style-name="T16"> Sopranos</text:span><text:span text:style-name="T14">)</text:span></text:p>
      <text:p text:style-name="P14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15"><text:span text:style-name="T11">SALIDA</text:span><text:span text:style-name="T12">: </text:span><text:span text:style-name="T17">Mater amabilis </text:span><text:span text:style-name="T18">(</text:span><text:span text:style-name="T19">Rogelio Álvarez Meneses</text:span><text:span text:style-name="T18">)</text:span></text:p>
      <text:p text:style-name="P16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isa <text:span text:style-name="T20">A</text:span><text:span text:style-name="T21">d</text:span><text:span text:style-name="T20">viento</text:span></text:p>
      <text:p text:style-name="P18"/>
      <text:p text:style-name="P15"><text:span text:style-name="T22">ENTRADA</text:span><text:span text:style-name="T23">: </text:span><text:span text:style-name="T24">Maranatha (Marco Frisina)</text:span></text:p>
      <text:p text:style-name="P19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20">SEÑOR TEN PIEDAD: Kyrie eleison (Misa<text:span text:style-name="T25">l Romano</text:span>)</text:p>
      <text:p text:style-name="P20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21">GLORIA: Gloria (Misa<text:span text:style-name="T26">l Romano</text:span>)</text:p>
      <text:p text:style-name="P21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22"><text:span text:style-name="T27">SALMO </text:span><text:span text:style-name="T28">RESPONSORI</text:span><text:span text:style-name="T29">AL</text:span><text:span text:style-name="T27">:</text:span><text:span text:style-name="T30">Melodia “</text:span><text:span text:style-name="T31">Cristo Rey</text:span><text:span text:style-name="T30">” </text:span><text:span text:style-name="T31">()</text:span></text:p>
      <text:p text:style-name="P23"><text:span text:style-name="T5">ALELUYA</text:span>: Aleluya (Misa <text:span text:style-name="T32">Comunitaria</text:span>)</text:p>
      <text:p text:style-name="P23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24"><text:span text:style-name="T5">OFERTORIO</text:span><text:span text:style-name="T32">: </text:span><text:span text:style-name="T33">Sagrario del altar (</text:span><text:span text:style-name="T34">Misa Cristo Rey</text:span><text:span text:style-name="T33">)</text:span></text:p>
      <text:p text:style-name="P25">SANTO: San<text:span text:style-name="T32">c</text:span>t<text:span text:style-name="T32">us</text:span> (Misa <text:span text:style-name="T32">Romano</text:span>)</text:p>
      <text:p text:style-name="P25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20">CORDERO <text:span text:style-name="T5">DE DIOS</text:span>: <text:span text:style-name="T35">Agnus Dei</text:span> (Misa<text:span text:style-name="T35">l Romano</text:span>)</text:p>
      <text:p text:style-name="P20"><text:a xlink:type="simple" xlink:href="https://www.youtube.com/watch?v=_6JvY-cfw7Y&amp;ab_channel=OCPWorshipResources" text:style-name="Internet_20_link" text:visited-style-name="Visited_20_Internet_20_Link"><text:span text:style-name="T1">https://www.youtube.com/watch?v=_6JvY-cfw7Y&amp;ab_channel=OCPWorshipResources</text:span></text:a></text:p>
      <text:p text:style-name="P26"><text:span text:style-name="T11">COMUNIÓN</text:span><text:span text:style-name="T12">: </text:span><text:span text:style-name="T36">Enmanuel, Dios con nosotros ()</text:span></text:p>
      <text:p text:style-name="P27"><text:span text:style-name="T11">SALIDA</text:span><text:span text:style-name="T12">: </text:span><text:span text:style-name="T17">Mater amabilis </text:span><text:span text:style-name="T18">(</text:span><text:span text:style-name="T19">Rogelio Álvarez Meneses</text:span><text:span text:style-name="T18">)</text:span></text:p>
      <text:p text:style-name="P2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8"/>
      <text:p text:style-name="P26"><text:span text:style-name="T12"/></text:p>
      <text:p text:style-name="P26"><text:span text:style-name="T12"/></text:p>
      <text:p text:style-name="P29"><text:span text:style-name="T37"/></text:p>
      <text:p text:style-name="P29"><text:span text:style-name="T37"/></text:p>
      <text:p text:style-name="P29"><text:span text:style-name="T37"/></text:p>
      <text:p text:style-name="P29"><text:span text:style-name="T37"/></text:p>
      <text:p text:style-name="P26"><text:span text:style-name="T12"/></text:p>
      <text:p text:style-name="P30"><text:soft-page-break/>Misa <text:span text:style-name="T38">Navidad</text:span></text:p>
      <text:p text:style-name="P31"/>
      <text:p text:style-name="P32"><text:span text:style-name="T22">ENTRADA</text:span><text:span text:style-name="T23">: </text:span><text:span text:style-name="T39">Dios descansa</text:span><text:span text:style-name="T23"> </text:span><text:span text:style-name="T40">(</text:span><text:span text:style-name="T41">Tradicional ingles</text:span><text:span text:style-name="T40">)</text:span></text:p>
      <text:p text:style-name="P33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34">SEÑOR TEN PIEDAD: <text:span text:style-name="T42">God have merci</text:span> (M<text:span text:style-name="T43">ass of light</text:span>)</text:p>
      <text:p text:style-name="P35">GLORIA: Glor<text:span text:style-name="T43">y to God</text:span> (M<text:span text:style-name="T43">ass of light</text:span>)</text:p>
      <text:p text:style-name="P35"><text:a xlink:type="simple" xlink:href="https://www.youtube.com/watch?v=SP3zWN7YQLE&amp;ab_channel=4daluvofnikki" text:style-name="Internet_20_link" text:visited-style-name="Visited_20_Internet_20_Link"><text:span text:style-name="T1">https://www.youtube.com/watch?v=SP3zWN7YQLE&amp;ab_channel=4daluvofnikki</text:span></text:a></text:p>
      <text:p text:style-name="P36"><text:span text:style-name="T27">SALMO </text:span><text:span text:style-name="T28">RESPONSORI</text:span><text:span text:style-name="T29">AL</text:span><text:span text:style-name="T27">:</text:span><text:span text:style-name="T30">Melodia “</text:span><text:span text:style-name="T44">Salmo 147</text:span><text:span text:style-name="T30">” (</text:span><text:span text:style-name="T44">Laudis Canticum</text:span><text:span text:style-name="T30">)</text:span></text:p>
      <text:p text:style-name="P37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37"><text:span text:style-name="T5">ALELUYA</text:span>: Aleluya (Misa <text:span text:style-name="T45">Ritmica</text:span>)</text:p>
      <text:p text:style-name="P37"><text:a xlink:type="simple" xlink:href="https://www.youtube.com/watch?v=nOOyOSwb1Sc&amp;ab_channel=AlejandroMejía-Topic" text:style-name="Internet_20_link" text:visited-style-name="Visited_20_Internet_20_Link"><text:span text:style-name="T1">https://www.youtube.com/watch?v=nOOyOSwb1Sc&amp;ab_channel=AlejandroMej%C3%ADa-Topic</text:span></text:a></text:p>
      <text:p text:style-name="P38"><text:span text:style-name="T5">OFERTORIO</text:span><text:span text:style-name="T32">: </text:span><text:span text:style-name="T46">Adeste fideles (Tradicional)</text:span></text:p>
      <text:p text:style-name="P38"><text:a xlink:type="simple" xlink:href="https://youtu.be/INyKdKCNryI?si=gJ2JDNNz6mJX2dEG" text:style-name="Internet_20_link" text:visited-style-name="Visited_20_Internet_20_Link">https://youtu.be/INyKdKCNryI?si=gJ2JDNNz6mJX2dEG</text:a></text:p>
      <text:p text:style-name="P35">SANTO: <text:span text:style-name="T47">Holly, holly</text:span> (M<text:span text:style-name="T47">ass of light</text:span>)</text:p>
      <text:p text:style-name="P35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35">CORDERO <text:span text:style-name="T5">DE DIOS</text:span>: <text:span text:style-name="T48">Lamb of God</text:span> (M<text:span text:style-name="T48">ass of light</text:span>)</text:p>
      <text:p text:style-name="P35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32"><text:span text:style-name="T11">COMUNIÓN</text:span><text:span text:style-name="T12">: </text:span><text:span text:style-name="T49">Yo soy el camino firme</text:span><text:span text:style-name="T50"> ()</text:span></text:p>
      <text:p text:style-name="P32"><text:a xlink:type="simple" xlink:href="https://youtu.be/JEZqKNFZ9bY?si=v3lqBl-v5kdFcPkg" text:style-name="Internet_20_link" text:visited-style-name="Visited_20_Internet_20_Link"><text:span text:style-name="T50">https://youtu.be/JEZqKNFZ9bY?si=v3lqBl-v5kdFcPkg</text:span></text:a></text:p>
      <text:p text:style-name="P39"><text:span text:style-name="T51">SALIDA</text:span><text:span text:style-name="T52">: </text:span><text:span text:style-name="T53">Salve regina</text:span><text:span text:style-name="T54"> (</text:span><text:span text:style-name="T53">Raymond Lefevre</text:span><text:span text:style-name="T54">)</text:span></text:p>
      <text:p text:style-name="P4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12-18T18:04:32.368787047</dc:date>
    <meta:editing-duration>P3DT16H8M35S</meta:editing-duration>
    <meta:editing-cycles>52</meta:editing-cycles>
    <meta:generator>LibreOffice/24.8.3.2$Linux_X86_64 LibreOffice_project/480$Build-2</meta:generator>
    <meta:print-date>2024-10-27T18:40:41.664414859</meta:print-date>
    <meta:printed-by>Archivos PDF</meta:printed-by>
    <meta:document-statistic meta:table-count="0" meta:image-count="0" meta:object-count="0" meta:page-count="4" meta:paragraph-count="68" meta:word-count="340" meta:character-count="3924" meta:non-whitespace-character-count="3652"/>
  </office:meta>
</office:document-meta>
</file>